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text:p/>
          </table:table-cell>
          <table:table-cell table:style-name="ce166" table:formula="of:=IF([.A23];-1;IF([.G23]&lt;&gt;[.H23];0;1))" office:value-type="float" office:value="0">
            <text:p>FAIL (0)</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text:p/>
          </table:table-cell>
          <table:table-cell table:style-name="ce166" table:formula="of:=IF([.A24];-1;IF([.G24]&lt;&gt;[.H24];0;1))" office:value-type="float" office:value="0">
            <text:p>FAIL (0)</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text:p/>
          </table:table-cell>
          <table:table-cell table:style-name="ce166" table:formula="of:=IF([.A25];-1;IF([.G25]&lt;&gt;[.H25];0;1))" office:value-type="float" office:value="0">
            <text:p>FAIL (0)</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text:p/>
          </table:table-cell>
          <table:table-cell table:style-name="ce166" table:formula="of:=IF([.A26];-1;IF([.G26]&lt;&gt;[.H26];0;1))" office:value-type="float" office:value="0">
            <text:p>FAIL (0)</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text:p/>
          </table:table-cell>
          <table:table-cell table:formula="of:=TESTSTAT(&quot;name&quot;; [.B46])">
            <text:p/>
          </table:table-cell>
          <table:table-cell table:style-name="ce160" table:formula="of:=TESTSTAT(&quot;time&quot;; [.B46])">
            <text:p/>
          </table:table-cell>
          <table:table-cell table:style-name="ce162" table:formula="of:=TESTSTAT(&quot;count&quot;; [.B46])">
            <text:p/>
          </table:table-cell>
          <table:table-cell table:style-name="ce164" table:formula="of:=[.E46]/[.D46]" office:value-type="float" office:value="0">
            <text:p>#DIV/0!</text:p>
          </table:table-cell>
          <table:table-cell table:number-columns-repeated="2"/>
          <table:table-cell table:style-name="ce166"/>
          <table:table-cell/>
        </table:table-row>
        <table:table-row table:style-name="ro6">
          <table:table-cell/>
          <table:table-cell table:formula="of:=TEST_PARSER(&quot;multiplicity&quot;)">
            <text:p/>
          </table:table-cell>
          <table:table-cell table:formula="of:=TESTSTAT(&quot;name&quot;; [.B47])">
            <text:p/>
          </table:table-cell>
          <table:table-cell table:style-name="ce160" table:formula="of:=TESTSTAT(&quot;time&quot;; [.B47])">
            <text:p/>
          </table:table-cell>
          <table:table-cell table:style-name="ce162" table:formula="of:=TESTSTAT(&quot;count&quot;; [.B47])">
            <text:p/>
          </table:table-cell>
          <table:table-cell table:style-name="ce164" table:formula="of:=[.E47]/[.D47]" office:value-type="float" office:value="0">
            <text:p>#DIV/0!</text:p>
          </table:table-cell>
          <table:table-cell table:number-columns-repeated="4"/>
        </table:table-row>
        <table:table-row table:style-name="ro6">
          <table:table-cell/>
          <table:table-cell table:formula="of:=TEST_PARSER(&quot;basic&quot;)">
            <text:p/>
          </table:table-cell>
          <table:table-cell table:formula="of:=TESTSTAT(&quot;name&quot;; [.B48])">
            <text:p/>
          </table:table-cell>
          <table:table-cell table:style-name="ce160" table:formula="of:=TESTSTAT(&quot;time&quot;; [.B48])">
            <text:p/>
          </table:table-cell>
          <table:table-cell table:style-name="ce162" table:formula="of:=TESTSTAT(&quot;count&quot;; [.B48])">
            <text:p/>
          </table:table-cell>
          <table:table-cell table:style-name="ce164" table:formula="of:=[.E48]/[.D48]" office:value-type="float" office:value="0">
            <text:p>#DIV/0!</text:p>
          </table:table-cell>
          <table:table-cell table:number-columns-repeated="4"/>
        </table:table-row>
        <table:table-row table:style-name="ro6">
          <table:table-cell/>
          <table:table-cell table:formula="of:=TEST_PARSER(&quot;special&quot;)">
            <text:p/>
          </table:table-cell>
          <table:table-cell table:formula="of:=TESTSTAT(&quot;name&quot;; [.B49])">
            <text:p/>
          </table:table-cell>
          <table:table-cell table:style-name="ce160" table:formula="of:=TESTSTAT(&quot;time&quot;; [.B49])">
            <text:p/>
          </table:table-cell>
          <table:table-cell table:style-name="ce162" table:formula="of:=TESTSTAT(&quot;count&quot;; [.B49])">
            <text:p/>
          </table:table-cell>
          <table:table-cell table:style-name="ce164" table:formula="of:=[.E49]/[.D49]" office:value-type="float" office:value="0">
            <text:p>#DIV/0!</text:p>
          </table:table-cell>
          <table:table-cell table:number-columns-repeated="4"/>
        </table:table-row>
        <table:table-row table:style-name="ro6">
          <table:table-cell/>
          <table:table-cell table:formula="of:=TEST_PARSER(&quot;numbers&quot;)">
            <text:p/>
          </table:table-cell>
          <table:table-cell table:formula="of:=TESTSTAT(&quot;name&quot;; [.B50])">
            <text:p/>
          </table:table-cell>
          <table:table-cell table:style-name="ce160" table:formula="of:=TESTSTAT(&quot;time&quot;; [.B50])">
            <text:p/>
          </table:table-cell>
          <table:table-cell table:style-name="ce162" table:formula="of:=TESTSTAT(&quot;count&quot;; [.B50])">
            <text:p/>
          </table:table-cell>
          <table:table-cell table:style-name="ce164" table:formula="of:=[.E50]/[.D50]" office:value-type="float" office:value="0">
            <text:p>#DIV/0!</text:p>
          </table:table-cell>
          <table:table-cell table:number-columns-repeated="4"/>
        </table:table-row>
        <table:table-row table:style-name="ro6">
          <table:table-cell/>
          <table:table-cell table:formula="of:=TEST_PARSER(&quot;types&quot;)">
            <text:p/>
          </table:table-cell>
          <table:table-cell table:formula="of:=TESTSTAT(&quot;name&quot;; [.B51])">
            <text:p/>
          </table:table-cell>
          <table:table-cell table:style-name="ce160" table:formula="of:=TESTSTAT(&quot;time&quot;; [.B51])">
            <text:p/>
          </table:table-cell>
          <table:table-cell table:style-name="ce162" table:formula="of:=TESTSTAT(&quot;count&quot;; [.B51])">
            <text:p/>
          </table:table-cell>
          <table:table-cell table:style-name="ce164" table:formula="of:=[.E51]/[.D51]" office:value-type="float" office:value="0">
            <text:p>#DIV/0!</text:p>
          </table:table-cell>
          <table:table-cell table:number-columns-repeated="4"/>
        </table:table-row>
        <table:table-row table:style-name="ro6">
          <table:table-cell table:number-columns-repeated="3"/>
          <table:table-cell table:style-name="ce161" table:formula="of:=SUM([.D46:.D51])" office:value-type="float" office:value="0">
            <text:p>0,0 sec</text:p>
          </table:table-cell>
          <table:table-cell table:style-name="ce163" table:formula="of:=SUM([.E46:.E51])" office:value-type="float" office:value="0">
            <text:p>0</text:p>
          </table:table-cell>
          <table:table-cell table:style-name="ce165" table:formula="of:=[.E52]/[.D52]" office:value-type="float" office:value="0">
            <text:p>#DIV/0!</text:p>
          </table:table-cell>
          <table:table-cell table:number-columns-repeated="4"/>
        </table:table-row>
        <table:table-row table:style-name="ro6">
          <table:table-cell table:number-columns-repeated="10"/>
        </table:table-row>
        <table:table-row table:style-name="ro6">
          <table:table-cell/>
          <table:table-cell table:formula="of:=TEST_PARSER(&quot;all&quot;)">
            <text:p/>
          </table:table-cell>
          <table:table-cell table:formula="of:=TESTSTAT(&quot;name&quot;; [.B54])">
            <text:p/>
          </table:table-cell>
          <table:table-cell table:style-name="ce160" table:formula="of:=TESTSTAT(&quot;time&quot;; [.B54])">
            <text:p/>
          </table:table-cell>
          <table:table-cell table:style-name="ce162" table:formula="of:=TESTSTAT(&quot;count&quot;; [.B54])">
            <text:p/>
          </table:table-cell>
          <table:table-cell table:style-name="ce164" table:formula="of:=[.E54]/[.D54]" office:value-type="float" office:value="0">
            <text:p>#DIV/0!</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text:p/>
          </table:table-cell>
          <table:table-cell table:number-columns-repeated="8"/>
        </table:table-row>
        <table:table-row table:style-name="ro11">
          <table:table-cell table:style-name="ce153" office:value-type="string">
            <text:p>pDecDigit</text:p>
          </table:table-cell>
          <table:table-cell table:style-name="ce153" table:formula="of:=TPARSER_TOSTRING([.A62])">
            <text:p/>
          </table:table-cell>
          <table:table-cell table:number-columns-repeated="8"/>
        </table:table-row>
        <table:table-row table:style-name="ro12">
          <table:table-cell table:style-name="ce153" office:value-type="string">
            <text:p>pHexLit</text:p>
          </table:table-cell>
          <table:table-cell table:style-name="ce153" table:formula="of:=TPARSER_TOSTRING([.A63])">
            <text:p/>
          </table:table-cell>
          <table:table-cell table:number-columns-repeated="8"/>
        </table:table-row>
        <table:table-row table:style-name="ro13">
          <table:table-cell table:style-name="ce153" office:value-type="string">
            <text:p>pTypeExpr</text:p>
          </table:table-cell>
          <table:table-cell table:style-name="ce153" table:formula="of:=TPARSER_TOSTRING([.A64])">
            <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101">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7.06.2017</text:date>, <text:time>16:08: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7T16:08:54.14</dc:date>
    <meta:editing-duration>P172DT12H25M24S</meta:editing-duration>
    <meta:editing-cycles>789</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 --- ctor test ---


' --- destructors ---

Function car(Optional xs)
	If isMissing(xs) Then : car = Fn.car : Exit Function : End If
	If isNil(xs) Then
		croak("car: nil")
	Else
		'car = List_car(xs)
		car = field(0, xs)
	End If
End Function

Function cdr(Optional xs)
	If isMissing(xs) Then : cdr = Fn.cdr : Exit Function : End If
	If isNil(xs) Then
		croak("cdr: nil")
	Else
		'cdr = List_cdr(xs)
		cdr = field(1, xs)
	End If
End Function

Function length(Optional ByVal xs)
	If isMissing(xs) Then : length = Fn.length : Else
		'length = List_length(xs)
		Dim out As Integer
		out = 0
		Do Until isNil(xs)
			out = out + 1
			xs = cdr(xs)
		Loop
		length = out
	End If
End Function

' --- type test ---

Function isList(Optional x As Variant)
	Static oFn As Object
	If isMissing(x) Then
		If isNull(oFn) Then : oFn = Fn.isList : End If
		isList = oFn
		Exit Function
	Else
		Dim c As Object
		On Local Error Goto isList_returns_False
		c = _ctor(x)
		'isList = hasType(x, TList)
		isList = CBool(DataValue_same(c, Tp.List_Nil) _
					Or DataValue_same(c, Tp.List_Cons) _
		)
		Exit Function
	End If
isList_returns_False:
	isList = False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Str(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argTypes of cons so we can use list fns
		' (can use convenience fns already)
		Dim vParam, vApp
		'vParam = _newDataValue(cParam, Array(0))	'	
		'vApp   = _newDataValue(cApp, Array(tcList, vParam))	'	
		
		cCons.fields(DataCtor_argTypes) =		_
			_newDataValue( cCons, Array(TypeParam(0),	_
			_newDataValue( cCons, Array(TList(TypeParam(0)), _
			vNil _
		))))
		
		' argTypes of DataTypeCtor
		vApp = TList(tcDataTypeCtor)
		'vApp = applyDC(cApp, tcList, tcDataTypeCtor)
		'vApp.str = "[TDataTypeCtor]"
		cDataTypeCtor.fields(DataCtor_argTypes) = _
			List(nStr, nInt, vApp)
		
		' argTypes of DataCtor
		vApp = TList(tcType)	'	vApp = applyDC(cApp, tcList, tcType)	'	
		cDataCtor.fields(DataCtor_argTypes) = _
			List(nStr, vApp, tcDataTypeCtor)
		
		' set dataCtors fields
		tcDataCtor.fields(DataTypeCtor_dataCtors) =	List(cDataCtor)
		tcList.fields(DataTypeCtor_dataCtors) =	_
			List(cNil, cCons)
		
		'tcDataTypeCtor.fields(DataTypeCtor_dataCtors) =	List(cDataTypeCtor)
		'tcType.fields(DataTypeCtor_dataCtors) =	_
		'	List(cNtv, cParam, cApp)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Ntv.str		= "Nativ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If isArray(sampleValue) Then
		out = applyDC(Tp.Native, _
			shortName, "Array", VarType(sampleValue))
	Else
		out = applyDC(Tp.Native,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Dim c : c = _ctor(x) ' DON'T dot-access members in here!
	out = field(DataCtor_typeCtor, c)
	c = _ctor(c) ' .ctor of x's .ctor
	If Not(DataValue_same(c, Tp.DataCtor)) Then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nil()
	Static out As Object : If isNull(out) Then : out = Tp.List_Nil.x : End If
	nil = out
End Function

Function isNil(Optional xs)
	Static oFn As Object, cNil As Object, cCons As Object
	Dim out
	If isNull(oFn) Then 
		oFn = Fn.isNil
		cNil  = Tp.List_Nil
		cCons = Tp.List_Cons
	End If
	If isMissing(xs) Then
		out = oFn
	Else
		On Local Error Goto isNil_typeError
		Dim c
		c = _ctor(xs)
		If DataValue_same(c, cCons) Then
			out = False
		ElseIf DataValue_same(c, cNil) Then
			out = True
		Else
isNil_typeError:
			croak("isNil: expected a List but got " &amp; NL &amp; toString(xs))
		End If
	End If
	isNil = out
End Function

Function List_cons(Optional x As Variant, Optional xs As Variant)
	Static oFn As Object : Static c As Object
	If isNull(oFn) Then
		oFn = Fn.cons
		c = Tp.List_Cons
	End If
	Dim out
	If isMissing(x) Then
		out = c
	ElseIf isMissing(xs) Then
		croak("List_cons/NYI: partial application")
	Else
		' TODO: require xs to be of type List a and x of type a
		'out = _newDataValue(c, Array(x, xs))
		out = applyDC(c, x, xs)
	End If
	List_cons = out
End Function


Function cons(Optional x, Optional xs)
	Static oFn As Object : Static c As Object
	Dim out As Variant
	If isNull(oFn) Then
		oFn = Fn.cons
		c = Tp.List_Cons
	End If
	If isMissing(xs) Then
		out = _apply(oFn, x, xs)
	Else
		If isList(xs) Then
			out = applyDC(c, x, xs)
		Else
			croak("cons: invalid tail - expected a List but got a " &amp; typeStr(xs) &amp; ":" &amp; NL &amp; toString(xs))
		End If
	End If
	cons = out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isNil(xs)
		out = out + 1
		xs = List_cdr(xs)
	Loop
	List_length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out = applyDC(cApp, tc, ta)
		out = _newDataValue(cApp, Array(tc, ta))
		
		' tc must be an "applicable" type,
		' ie: a DataTypeCtor with arity &gt; 0
		'     or a TypeApp with at least 1 unbound TypeParam
		Dim tcCtor As Variant, r As Integer, tcStr As String
		tcCtor = ctorOf(tc)
		If isEmpty(tcCtor) Then
			Goto TypeApp_invalid_1st_arg
		ElseIf DataValue_same(tcCtor, DataTypeCtor) Then
			' has it arity &gt; 0 ?
			r = field(DataTypeCtor_arity, tc)
			If r &lt; 1 Then
				Goto TypeApp_invalid_1st_arg
			End If
			tcStr = field(DataTypeCtor_name, tc)
		ElseIf DataValue_same(tcCtor, cApp) Then
			' TODO: TypeApp.str/typeCtor - has it arity &gt; 1 ?
			tcStr = tc.str
		Else
			Goto TypeApp_invalid_1st_arg
		End If
		
		' ta must be a "complete" type,
		' ie: a DataTypeCtor with arity = 0
		'  or a TypeApp
		'  or a TypeParam
		'  or a native type (Native_Str, Native_Int, ...)
		If Not(isType(ta)) Then ' ensures all the above
			Goto TypeApp_invalid_2nd_arg
		Else
			Dim taCtor As Object, taStr As String
			taCtor = ctorOf(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nd If
		
		If DataValue_same(tc, TList) Then
			out.str = "[" &amp; taStr &amp; "]"
		Else
			out.str = tcStr &amp; " " &amp; taStr
		End If
		
	End If
	TypeApp = out
	Exit Function
TypeApp_invalid_1st_arg:
	croak("TypeApp: cannot apply " &amp; toString(tc))	
	Exit Function
TypeApp_invalid_2nd_arg:
	croak("TypeApp: invalid type arg " &amp; toString(ta))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 End If
		If isMissing(v) Then	: out = oFn
		Else					: out = apply1(oFn, v)
		End If
	ElseIf isType(t) Then
		If DataValue_same(t, Tp.TType) Then
			out = isType(v)
		Else
			out = False
			Dim tv As Object
			tv = typeOf(v)
			If DataValue_same(tv, t) Then
				out = True
			Else
				' TODO: subtype relation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Dim out
	out = False
	If isObject(t) Then
		On Local Error Goto isType_end
		Dim c : c = _ctor(t) ' DON't dot-access it!
		If DataValue_same(c, Tp.Native) Then
			out = True
		ElseIf DataValue_same(c, Tp.DataTypeCtor) Then
			out = (field(DataTypeCtor_arity, t) = 0)
		ElseIf DataValue_same(_ctor(c), Tp.DataCtor) Then
			' DON't use typeCtorOf
			out = DataValue_same(field(DataCtor_typeCtor, c), Tp.TType)
		End If
	End If
isType_end:
	isType = out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Str(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_tyname(o As Object)
	_tyname = o.tyname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List_car(ys), vNil).x
	assert_same(List_cdr(ys), xs).x
	assert_same(List_car(xs), vNil).x
	xs = cons(2, cons(3, vNil))
	ys = cons(1, xs)
	assertEqual(                             List_car(ys),		1).x
	assert_same(              				 List_cdr(ys),	   xs).x
	assertEqual(                             List_car(xs),		2).x	
	assertEqual(                    List_car(List_cdr(ys)),		2).x	
	assertEqual(                    List_car(List_cdr(xs)),		3).x	
	assertEqual(           List_car(List_cdr(List_cdr(ys))),	3).x	
	assertEqual(	isNil(List_cdr(List_cdr(List_cdr(ys)))), 	True).x	

	assertEqual(            List_cadr(ys),	2).x	
	assertEqual(            List_cadr(xs),	3).x	
	assertEqual(	isNil( List_cddr(xs)),	True).x	
	assertEqual(           List_caddr(ys),	3).x	
	assertEqual(	isNil(List_cdddr(ys)),	True).x	

	assertEqual(List_nth(0, xs), 2).x
	assertEqual(List_nth(1, xs), 3).x
	assertEqual(List_nth(0, ys), 1).x
	assertEqual(List_nth(1, ys), 2).x
	assertEqual(List_nth(2, ys), 3).x

	'--- List_length
	assertEqual(List_length(				  vNil), 	0).x
	assertEqual(List_length(		 cons(0, vNil)), 	1).x
	assertEqual(List_length(cons(0, cons(0, vNil))), 	2).x

	'assertEqual(isFn(Fn.length), 	True).x	' from Fn object
	'assertEqual(isFn(List_length), 	True).x	' from 0-arg call
	'assertEqual(arity(List_length), 1).x
	
	'assertEqual(apply(List_length,						  vNil), 	0).x
	'assertEqual(apply(List_length,			 cons(0, vNil)), 	1).x
	'assertEqual(apply(List_length,	cons(0, 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data ctors of TType

	dataCtors = field(DataTypeCtor_dataCtors, tcType)
	assertEqual(List_length(dataCtors), 2).x
	Dim cParam	: cParam = Tp.TType_Param
	Dim cApp	: cApp	 = Tp.TType_App
	assert_same(List_nth(0, dataCtors), cApp).x
	assert_same(List_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ist_length(argTypes), 3).x
	
	assert_same(List_nth(DataTypeCtor_name,			argTypes), nStr).x
	assert_same(List_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ist_length(argTypes), 1).x
	assert_same(List_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ist_length(argTypes), 2).x
	assert_same(List_nth(1, argTypes), tcType).x
	' TODO: really only TDataTypeCtor? - it means only 1 type param ever!
	assert_same(List_nth(0, argTypes), tcType).x

	'--- apply data ctor App
	Dim vApp As Variant
	vApp = TypeApp(tcList, nInt)
	assertEqual(isDataValue(vApp),	True	).x
	assertEqual( fieldCount(vApp),	2		).x
	assert_hasCtor(         vApp,	cApp	).x	

	assert_same(field(0,	vApp),	tcList).x
	assert_same(field(1,	vApp),	nInt).x
	
	
	vApp = TypeApp(TList(nInt), nStr)
	
	' TODO: make convenience fn TypeApp return a TFn on 0 args
	'assertThrows(TypeApp, Array(vInt, tcList))
	
	
	'--- apply data ctor DataTypeCtor
	Dim tcUnit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Fals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Fals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	
	
	'assertEqual(hasType(nil,			TList(a)),		True).x
	'assertEqual(hasType(nil,			TList(nInt)),	True).x
	'assertEqual(hasType(nil,			TList(nStr)),	True).x
	'assertEqual(hasType(nil,			TList(nVar)),	True).x
	
	'assertEqual(hasType(List(1),		TList(a)),		True).x
	'assertEqual(hasType(List(1),		TList(nInt)),	True).x
	'assertEqual(hasType(List(1),		TList(nStr)),	False).x
	'assertEqual(hasType(List(1),		TList(nVar)),	False).x

	' NYI
	'assertEqual(hasType(3, TypeParam(0)), True).x
	' NYI
	'assertEqual(hasType(3, TypeApp(TList TString)), Tru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